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in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in</text:span> can be evaluated from the expression.</text:p>,
                                            <text:list xml:id="list_Slider (LVGL)6" text:continue-numbering="true" text:continue-list="list_Slider (LVGL)5"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he maximum value that can be selected.</text:p>,
                                            <text:list xml:id="list_Slider (LVGL)7" text:continue-numbering="true" text:continue-list="list_Slider (LVGL)6" text:style-name="Outline">
                                                <text:list-item>
                                                    <text:list>
                                                        <text:list-item>
                                                            <text:list>
                                                                <text:list-item>
                                                                    <text:h text:style-name="Heading_20_3" text:outline-level="3">
                                                                        Max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Max</text:span> can be evaluated from the expression.</text:p>,
                                            <text:list xml:id="list_Slider (LVGL)8" text:continue-numbering="true" text:continue-list="list_Slid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9"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10" text:continue-numbering="true" text:continue-list="list_Slider (LVGL)8"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Preview value left
                                                                        <text:s text:c="4"/>
                                                                        <text:span text:style-name="T2">String</text:span>
                                                                    </text:h>
                                                                </text:list-item>
                                                            </text:list>
                                                        </text:list-item>
                                                    </text:list>
                                                </text:list-item>
                                            </text:list>
                                            <text:p text:style-name="Standard">This is optional property. If specified then the left value (if <text:span text:style-name="backtick">RANGE</text:span> mode is selected) of the Slider in the project editor will be this value.</text:p>,
                                            <text:list xml:id="list_Slider (LVGL)13" text:continue-numbering="true" text:continue-list="list_Slider (LVGL)12"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14" text:continue-numbering="true" text:continue-list="list_Slider (LVGL)13"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5" text:continue-numbering="true" text:continue-list="list_Slider (LVGL)1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value of the Slider in the project editor will be this value.</text:p>,
                                            <text:list xml:id="list_Slider (LVGL)16" text:continue-numbering="true" text:continue-list="list_Slider (LVGL)15"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7" text:continue-numbering="true" text:continue-list="list_Slider (LVGL)1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lider (LVGL)18" text:continue-numbering="true" text:continue-list="list_Slider (LVGL)1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lider (LVGL)19" text:continue-numbering="true" text:continue-list="list_Slider (LVGL)1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lider (LVGL)2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21" text:continue-numbering="true" text:continue-list="list_Slider (LVGL)1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22" text:continue-numbering="true" text:continue-list="list_Slider (LVGL)2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2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24" text:continue-numbering="true" text:continue-list="list_Slider (LVGL)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5" text:continue-numbering="true" text:continue-list="list_Slider (LVGL)2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7" text:continue-numbering="true" text:continue-list="list_Slider (LVGL)2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8" text:continue-numbering="true" text:continue-list="list_Slider (LVGL)2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30" text:continue-numbering="true" text:continue-list="list_Slider (LVGL)2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31" text:continue-numbering="true" text:continue-list="list_Slider (LVGL)3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3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lider (LVGL)33" text:continue-numbering="true" text:continue-list="list_Slider (LVGL)3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lider (LVGL)34" text:continue-numbering="true" text:continue-list="list_Slider (LVGL)3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35" text:continue-numbering="true" text:continue-list="list_Slider (LVGL)3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36" text:continue-numbering="true" text:continue-list="list_Slider (LVGL)3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37" text:continue-numbering="true" text:continue-list="list_Slider (LVGL)3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8" text:continue-numbering="true" text:continue-list="list_Slider (LVGL)3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9" text:continue-numbering="true" text:continue-list="list_Slider (LVGL)3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40" text:continue-numbering="true" text:continue-list="list_Slider (LVGL)3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41" text:continue-numbering="true" text:continue-list="list_Slider (LVGL)4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42" text:continue-numbering="true" text:continue-list="list_Slider (LVGL)4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43" text:continue-numbering="true" text:continue-list="list_Slider (LVGL)4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44" text:continue-numbering="true" text:continue-list="list_Slider (LVGL)4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45" text:continue-numbering="true" text:continue-list="list_Slider (LVGL)4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46" text:continue-numbering="true" text:continue-list="list_Slider (LVGL)4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47" text:continue-numbering="true" text:continue-list="list_Slider (LVGL)4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8" text:continue-numbering="true" text:continue-list="list_Slider (LVGL)4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9" text:continue-numbering="true" text:continue-list="list_Slider (LVGL)4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50" text:continue-numbering="true" text:continue-list="list_Slider (LVGL)4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51" text:continue-numbering="true" text:continue-list="list_Slider (LVGL)5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52" text:continue-numbering="true" text:continue-list="list_Slider (LVGL)5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53" text:continue-numbering="true" text:continue-list="list_Slider (LVGL)5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54" text:continue-numbering="true" text:continue-list="list_Slider (LVGL)5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55" text:continue-numbering="true" text:continue-list="list_Slider (LVGL)5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56" text:continue-numbering="true" text:continue-list="list_Slider (LVGL)5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57" text:continue-numbering="true" text:continue-list="list_Slider (LVGL)5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8" text:continue-numbering="true" text:continue-list="list_Slider (LVGL)5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9" text:continue-numbering="true" text:continue-list="list_Slider (LVGL)5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60" text:continue-numbering="true" text:continue-list="list_Slider (LVGL)5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6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62" text:continue-numbering="true" text:continue-list="list_Slider (LVGL)6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6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lider (LVGL)64" text:continue-numbering="true" text:continue-list="list_Slider (LVGL)6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lider (LVGL)66" text:continue-numbering="true" text:continue-list="list_Slider (LVGL)6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68" text:continue-numbering="true" text:continue-list="list_Slider (LVGL)6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69" text:continue-numbering="true" text:continue-list="list_Slider (LVGL)6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70" text:continue-numbering="true" text:continue-list="list_Slider (LVGL)6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71" text:continue-numbering="true" text:continue-list="list_Slider (LVGL)7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72" text:continue-numbering="true" text:continue-list="list_Slider (LVGL)7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73" text:continue-numbering="true" text:continue-list="list_Slider (LVGL)7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74" text:continue-numbering="true" text:continue-list="list_Slider (LVGL)7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75" text:continue-numbering="true" text:continue-list="list_Slider (LVGL)7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7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77" text:continue-numbering="true" text:continue-list="list_Slider (LVGL)7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78" text:continue-numbering="true" text:continue-list="list_Slider (LVGL)7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79" text:continue-numbering="true" text:continue-list="list_Slider (LVGL)7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8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